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'S COMING VISIT (13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'S COMING VISIT (13:1-1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number (13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need (13:1b-1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need (13:1b-10):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Paul's witness against them (13:1b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Paul's warning to them (13:5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Paul's wish for them (13:7-10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AUL'S COMING VISIT (13:1-10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number (13:1a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need (13:1b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CORINTHIANS 13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AUL'S COMING VISIT (13:1-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AUL'S CLOSING WORDS (13:11-13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PAUL'S CLOSING WORDS (13:11-13)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His fourfold admonition (13:11)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fourfold admonition (13:11)<text:s text:c="1"/></text:span><text:span text:style-name="a515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Rejoice (13:11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Change your ways (13:11b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Encourage each other (13:11c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Live in harmony and peace (13:11d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PAUL'S CLOSING WORDS (13:11-13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His fourfold admonition (13:1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threefold benediction (13:12-13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His threefold benediction (13:12-13)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"May the love of the Father be with you" (13:12, 13b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"May the grace of our Lord Jesus Christ be with you" (13:13a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PAUL'S CLOSING WORDS (13:11-13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fourfold admonition (13:1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threefold benediction (13:12-13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2 CORINTHIANS 13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PAUL'S COMING VISIT (13:1-1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PAUL'S CLOSING WORDS (13:11-13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3 </dc:title>
    <meta:initial-creator>David STRICKLAND</meta:initial-creator>
    <dc:creator>David STRICKLAND</dc:creator>
    <meta:creation-date>2020-02-24T10:48:59Z</meta:creation-date>
    <dc:date>2020-02-24T10:48:59Z</dc:date>
    <meta:template xlink:href="BibleStudy" xlink:type="simple"/>
    <meta:editing-cycles>1</meta:editing-cycles>
    <meta:editing-duration>PT0S</meta:editing-duration>
    <meta:document-statistic meta:paragraph-count="34" meta:word-count="234"/>
  </office:meta>
</office:document-meta>
</file>